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5fe6" officeooo:paragraph-rsid="00005f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losed is this weeks work : </text:p>
      <text:p text:style-name="P1">lastTry.html </text:p>
      <text:p text:style-name="P1"/>
      <text:p text:style-name="P1">Still getting comfortable with parrallax scrolling</text:p>
      <text:p text:style-name="P1">blog and donar functionality working;</text:p>
      <text:p text:style-name="P1"/>
      <text:p text:style-name="P1">The team needs to concentrate on the animations fo the site, need assitance with page layout – I feel we are still displaying too much information for this type of site.</text:p>
      <text:p text:style-name="P1"/>
      <text:p text:style-name="P1">Included is a snapshot of the funding distru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4:17:05.388521766</meta:creation-date>
    <dc:date>2015-11-12T14:21:53.753701427</dc:date>
    <meta:editing-duration>P0D</meta:editing-duration>
    <meta:editing-cycles>1</meta:editing-cycles>
    <meta:document-statistic meta:table-count="0" meta:image-count="0" meta:object-count="0" meta:page-count="1" meta:paragraph-count="6" meta:word-count="56" meta:character-count="350" meta:non-whitespace-character-count="297"/>
    <meta:generator>LibreOffice/4.2.4.2$Linux_X86_64 LibreOffice_project/420m0$Build-2</meta:generator>
  </office:meta>
</office:document-meta>
</file>